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8cm" fo:min-width="4.897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0.648cm" fo:min-width="1.07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dee7e5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="solid" draw:fill-color="#dee7e5"/>
      <style:text-properties style:font-name="DejaVu San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7cm" svg:height="2.858cm" svg:x="1.635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97cm" svg:height="2.858cm" svg:x="8.303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97cm" svg:height="2.858cm" svg:x="14.653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23cm" svg:height="1.27cm" svg:x="3.222cm" svg:y="6.397cm">
          <text:p text:style-name="P1">Part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23cm" svg:height="1.27cm" svg:x="10.207cm" svg:y="6.397cm">
          <text:p text:style-name="P1">Part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23cm" svg:height="1.27cm" svg:x="16.239cm" svg:y="6.397cm">
          <text:p text:style-name="P1">Part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1.348cm" svg:height="0.988cm" svg:x="3.54cm" svg:y="3.222cm">
          <draw:text-box>
            <text:p><text:span text:style-name="T1">data = </text:span><text:span text:style-name="T1">spark.read.csv</text:span><text:span text:style-name="T1">(“data.csv”)</text:span></text:p>
          </draw:text-box>
        </draw:frame>
        <draw:line draw:style-name="gr4" draw:text-style-name="P4" draw:layer="layout" svg:x1="7.985cm" svg:y1="4.175cm" svg:x2="5.445cm" svg:y2="6.715cm">
          <text:p/>
        </draw:line>
        <draw:line draw:style-name="gr5" draw:text-style-name="P4" draw:layer="layout" svg:x1="8.62cm" svg:y1="4.175cm" svg:x2="10.525cm" svg:y2="6.715cm">
          <text:p/>
        </draw:line>
        <draw:line draw:style-name="gr6" draw:text-style-name="P4" draw:layer="layout" svg:x1="9.572cm" svg:y1="4.175cm" svg:x2="17.192cm" svg:y2="6.3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4T02:42:41.610808812</meta:creation-date>
    <dc:date>2021-01-24T02:46:44.912788927</dc:date>
    <meta:editing-duration>PT4M3S</meta:editing-duration>
    <meta:editing-cycles>1</meta:editing-cycles>
    <meta:document-statistic meta:object-count="10"/>
    <meta:generator>LibreOffice/7.0.3.1$Linux_X86_64 LibreOffice_project/00$Build-1</meta:generator>
  </office:meta>
</office:document-meta>
</file>